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Source Code Pro1"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Source Code Pro1" fo:font-size="18pt" style:font-size-asian="18pt" style:font-size-complex="18pt"/>
    </style:style>
    <style:style style:name="T1" style:family="text">
      <style:text-properties style:font-name="Source Code Pro1" fo:font-size="24pt" style:font-size-asian="24pt" style:font-size-complex="24pt"/>
    </style:style>
    <style:style style:name="T2" style:family="text">
      <style:text-properties style:font-name="DejaVu Serif" fo:font-size="12pt" style:font-size-asian="12pt" style:font-size-complex="12pt"/>
    </style:style>
    <style:style style:name="T3" style:family="text">
      <style:text-properties style:font-name="Source Code Pro1" fo:font-size="18pt" style:font-size-asian="18pt" style:font-size-complex="18pt"/>
    </style:style>
    <style:style style:name="T4" style:family="text">
      <style:text-properties style:font-name="Source Code Pro1" fo:font-size="10.5pt" style:font-size-asian="10.5pt" style:font-size-complex="10.5pt"/>
    </style:style>
    <style:style style:name="T5" style:family="text">
      <style:text-properties style:font-name="Source Code Pro1" fo:font-size="15pt" style:font-size-asian="15pt" style:font-size-complex="15pt"/>
    </style:style>
    <style:style style:name="T6" style:family="text">
      <style:text-properties style:font-name="Source Code Pro1" fo:font-size="20pt" style:font-size-asian="20pt" style:font-size-complex="20pt"/>
    </style:style>
    <style:style style:name="T7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git 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git ad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gi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git pu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git pu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git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git dif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git fetch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Initialisiert ein Git-Repository </text:span><text:span text:style-name="T2"><text:line-break/></text:span><text:span text:style-name="T2">im aktuellen 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git ini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3">$ git init --ba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Merkt Dateien für die</text:span><text:span text:style-name="T2"><text:line-break/></text:span><text:span text:style-name="T2">Zwischenspeicherung v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git add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3">$ git add index.htm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Führt eine Zwischenspeicherung</text:span><text:span text:style-name="T2"><text:line-break/></text:span><text:span text:style-name="T2">der durch „git add“ vorgemerkten</text:span><text:span text:style-name="T2"><text:line-break/></text:span><text:span text:style-name="T2">Dateien du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git commi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$ git commit -m "My commit message"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Lädt die zwischengespeicherten</text:span><text:span text:style-name="T2"><text:line-break/></text:span><text:span text:style-name="T2">Änderungen ins zentrale Repository</text:span><text:span text:style-name="T2"><text:line-break/></text:span><text:span text:style-name="T2">ho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git pus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$ git push origin mas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Synchronisiert Änderungen aus </text:span><text:span text:style-name="T2"><text:line-break/></text:span><text:span text:style-name="T2">dem zentralen Repository </text:span><text:span text:style-name="T2"><text:line-break/></text:span><text:span text:style-name="T2">mit dem Arbeitsverzeichni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git pul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5">$ git pul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Erstellt eine Code-Abzweigu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git bran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3">$ git branch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Zeigt Unterschiede zwischen </text:span><text:span text:style-name="T2"><text:line-break/></text:span><text:span text:style-name="T2">aktueller Arbeitsversion und</text:span><text:span text:style-name="T2"><text:line-break/></text:span><text:span text:style-name="T2">letztem Commit a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git diff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3">$ git diff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Lädt eine Version </text:span></text:p>
            <text:p text:style-name="P2"><text:span text:style-name="T2">des Codes aus dem</text:span></text:p>
            <text:p text:style-name="P2"><text:span text:style-name="T2"><text:s/></text:span><text:span text:style-name="T2">zentralen Repository herun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git fet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3">$ git fetch 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git mer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git checko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git 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git cl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.gitign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6">node_modules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6">npm insta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3">package.js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Verschmilzt die aktuelle mit einer</text:span><text:span text:style-name="T2"><text:line-break/></text:span><text:span text:style-name="T2">anderen Bran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git merg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3">$ git merge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Wechselt die Branch in der</text:span><text:span text:style-name="T2"><text:line-break/></text:span><text:span text:style-name="T2">gearbeitet werden s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git checkou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5">$ git checkout bugfi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Zeigt Commit-Historie a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git log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3">$ git lo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Klont eine Kopie des </text:span></text:p>
            <text:p text:style-name="P2"><text:span text:style-name="T2">zentralen Repositoriys</text:span><text:span text:style-name="T2"><text:line-break/></text:span><text:span text:style-name="T2">(samt Änderungshistori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git clon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$ git clone [clone-url]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Datei, die Git mitteilt, welche</text:span><text:span text:style-name="T2"><text:line-break/></text:span><text:span text:style-name="T2">Dateien und Verzeichnisse von der </text:span></text:p>
            <text:p text:style-name="P2"><text:span text:style-name="T2">Versionskontrolle ausschließen s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.gitignor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Verzeichnis in der die mit npm</text:span><text:span text:style-name="T2"><text:line-break/></text:span><text:span text:style-name="T2">installierten Pakete gespeichert </text:span><text:span text:style-name="T2"><text:line-break/></text:span><text:span text:style-name="T2">werden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node_modules/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Befehl um eine node-Modul </text:span><text:span text:style-name="T2"><text:line-break/></text:span><text:span text:style-name="T2">zu installier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npm instal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7">$ npm install jquer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Datei, die die Abhängigkeiten</text:span><text:span text:style-name="T2"><text:line-break/></text:span><text:span text:style-name="T2">aus npm verzeichne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package.jso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6-21T22:46:56.552005850</dc:date>
    <meta:editing-duration>PT2H37M47S</meta:editing-duration>
    <meta:editing-cycles>19</meta:editing-cycles>
    <meta:generator>LibreOffice/5.1.3.2$Linux_X86_64 LibreOffice_project/10m0$Build-2</meta:generator>
    <meta:print-date>2016-06-21T21:56:02.325012850</meta:print-date>
    <meta:document-statistic meta:object-count="112"/>
  </office:meta>
</office:document-meta>
</file>